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8pt" fo:font-weight="normal" officeooo:paragraph-rsid="001c93b9" style:font-size-asian="8pt" style:font-weight-asian="normal" style:font-size-complex="8pt" style:font-weight-complex="normal"/>
    </style:style>
    <style:style style:name="P2" style:family="paragraph" style:parent-style-name="Header">
      <style:paragraph-properties fo:text-align="end" style:justify-single-word="false"/>
      <style:text-properties style:font-name="Arial" fo:font-size="8pt" fo:font-weight="normal" officeooo:paragraph-rsid="001c93b9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c93b9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21cc13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paragraph-rsid="001c93b9" style:letter-kerning="true" style:font-size-asian="12pt"/>
    </style:style>
    <style:style style:name="P8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9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28a372" officeooo:paragraph-rsid="0028a372" style:letter-kerning="tru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2" style:family="paragraph" style:parent-style-name="Standard">
      <style:paragraph-properties fo:margin-top="0.6cm" fo:margin-bottom="0.6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1c93b9" style:letter-kerning="true" style:font-size-asian="12pt" style:font-weight-asian="bold" style:font-weight-complex="bold"/>
    </style:style>
    <style:style style:name="P14" style:family="paragraph" style:parent-style-name="Standard">
      <style:paragraph-properties fo:margin-top="0.499cm" fo:margin-bottom="0.139cm" loext:contextual-spacing="false" fo:text-align="start" style:justify-single-word="false"/>
      <style:text-properties style:font-name="Times New Roman" fo:font-style="normal" fo:font-weight="bold" officeooo:rsid="0025cdbc" officeooo:paragraph-rsid="0025cdbc" style:letter-kerning="true" style:font-style-asian="normal" style:font-weight-asian="bold" style:font-style-complex="normal" style:font-weight-complex="bold"/>
    </style:style>
    <style:style style:name="P15" style:family="paragraph" style:parent-style-name="Standard" style:list-style-name="L1">
      <style:paragraph-properties fo:margin-left="1.27cm" fo:margin-right="0cm" fo:margin-top="0cm" fo:margin-bottom="0.139cm" loext:contextual-spacing="false" fo:text-align="center" style:justify-single-word="false" fo:text-indent="0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6" style:family="paragraph" style:parent-style-name="Standard" style:list-style-name="L1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officeooo:rsid="0028a372" officeooo:paragraph-rsid="0028a372"/>
    </style:style>
    <style:style style:name="P17" style:family="paragraph" style:parent-style-name="Standard" style:list-style-name="L1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rsid="0028a372" officeooo:paragraph-rsid="0028a372" style:letter-kerning="true" style:font-style-asian="normal" style:font-style-complex="normal"/>
    </style:style>
    <style:style style:name="P18" style:family="paragraph" style:parent-style-name="Standard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rsid="0027d814" officeooo:paragraph-rsid="0026cf12" style:letter-kerning="true" style:font-style-asian="normal" style:font-style-complex="normal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fo:font-weight="bold" officeooo:rsid="0028a372" style:font-weight-asian="bold" style:font-weight-complex="bold"/>
    </style:style>
    <style:style style:name="T2" style:family="text">
      <style:text-properties style:font-name="Times New Roman" fo:font-style="normal" style:letter-kerning="true" style:font-style-asian="normal" style:font-style-complex="normal"/>
    </style:style>
    <style:style style:name="T3" style:family="text">
      <style:text-properties style:font-name="Times New Roman" fo:font-style="normal" officeooo:rsid="0026cf12" style:letter-kerning="true" style:font-style-asian="normal" style:font-style-complex="normal"/>
    </style:style>
    <style:style style:name="T4" style:family="text">
      <style:text-properties style:font-name="Times New Roman" fo:font-style="normal" officeooo:rsid="0029608b" style:letter-kerning="true" style:font-style-asian="normal" style:font-style-complex="normal"/>
    </style:style>
    <style:style style:name="T5" style:family="text">
      <style:text-properties style:font-name="Times New Roman" fo:font-style="normal" officeooo:rsid="002b0190" style:letter-kerning="true" style:font-style-asian="normal" style:font-style-complex="normal"/>
    </style:style>
    <style:style style:name="T6" style:family="text">
      <style:text-properties officeooo:rsid="0026cf12"/>
    </style:style>
    <style:style style:name="T7" style:family="text">
      <style:text-properties officeooo:rsid="0027d814"/>
    </style:style>
    <style:style style:name="T8" style:family="text">
      <style:text-properties officeooo:rsid="002b0190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  <text:variable-decl office:value-type="string" text:name="Atenciosamen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Ofício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19" svg:x1="-0.001cm" svg:y1="14.85cm" svg:x2="0.754cm" svg:y2="14.85cm">
        <text:p/>
      </draw:line>
      <text:p text:style-name="P14">INSS – APS Belo Horizonte <text:span text:style-name="T8">Sul</text:span></text:p>
      <text:p text:style-name="P8">Belo Horizonte/MG, <text:date style:data-style-name="N76" text:date-value="2019-02-12T02:55:27.711999812">12 de fevereiro de 2019</text:date>.</text:p>
      <text:p text:style-name="P9"><text:span text:style-name="T6">À</text:span> </text:p>
      <text:p text:style-name="P10">Secretaria da Receita Federal do Brasil</text:p>
      <text:p text:style-name="P12"><text:user-field-get text:name="Assunto">Assunto: </text:user-field-get><text:span text:style-name="T1">Mandato Eletivo</text:span></text:p>
      <text:list xml:id="list1901825328" text:style-name="L1">
        <text:list-header>
          <text:p text:style-name="P15"/>
        </text:list-header>
        <text:list-item>
          <text:p text:style-name="P16"><text:span text:style-name="T3">S</text:span><text:span text:style-name="T2">olicito </text:span><text:span text:style-name="T4">as informações descritas abaixo relativo ao período de mandato eletivo de </text:span><text:span text:style-name="T5">XXX </text:span><text:span text:style-name="T4">conforme documentação em anexo.</text:span></text:p>
          <text:list>
            <text:list-item>
              <text:p text:style-name="P17">à existência ou não de compensação ou de restituição da parte retida;</text:p>
            </text:list-item>
            <text:list-item>
              <text:p text:style-name="P17">ao recolhimento ou parcelamento dos valores descontados pelo ente federativo;</text:p>
            </text:list-item>
            <text:list-item>
              <text:p text:style-name="P17">ao valor do salário de contribuição convertido com base no valor retido;</text:p>
            </text:list-item>
            <text:list-item>
              <text:p text:style-name="P17">ao valor do salário de contribuição a complementar e ao respectivo valor da contribuição, se for o caso; e</text:p>
            </text:list-item>
            <text:list-item>
              <text:p text:style-name="P17">à retificação de GFIP, conforme orientação constante na Instrução Normativa MPS/SRP nº 15, de 12 de setembro de 2006, alterada pela Instrução Normativa RFB nº 909, de 14 de janeiro de 2009.</text:p>
            </text:list-item>
          </text:list>
        </text:list-item>
      </text:list>
      <text:p text:style-name="P18"/>
      <text:p text:style-name="P11"><text:drop-down text:name=""><text:label text:current-selected="true" text:value="Atenciosamente"/><text:label text:value="Respeitosamente"/>Atenciosamente</text:drop-down>,</text:p>
      <text:p text:style-name="P13"><text:author-name text:fixed="false">Douglas Rodrigues de Almeida</text:author-name></text:p>
      <text:p text:style-name="P7">Técnico do Seguro Social</text:p>
      <text:p text:style-name="P6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8pt" fo:font-weight="normal" officeooo:paragraph-rsid="001c93b9" style:font-size-asian="8pt" style:font-weight-asian="normal" style:font-size-complex="8pt" style:font-weight-complex="normal"/>
    </style:style>
    <style:style style:name="MP2" style:family="paragraph" style:parent-style-name="Header">
      <style:paragraph-properties fo:text-align="end" style:justify-single-word="false"/>
      <style:text-properties style:font-name="Arial" fo:font-size="8pt" fo:font-weight="normal" officeooo:paragraph-rsid="001c93b9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c93b9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21cc13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 loext:mime-type="image/png"/></draw:frame></text:p>
        <text:p text:style-name="MP2"/>
        <text:p text:style-name="MP2"/>
        <text:p text:style-name="MP3"><draw:frame draw:style-name="Mfr1" draw:name="figuras2" text:anchor-type="paragraph" svg:y="0.6cm" svg:width="2.032cm" svg:height="2.032cm" draw:z-index="1"><draw:image xlink:href="Pictures/10000000000000F0000000F013D63E61E3BDED3E.png" xlink:type="simple" xlink:show="embed" xlink:actuate="onLoad" loext:mime-type="image/png"/></draw:frame>INSTITUTO NACIONAL DO SEGURO SOCIAL</text:p>
      </style:header>
      <style:footer>
        <text:p text:style-name="MP4">Proteção para o trabalhador e sua família</text:p>
        <text:p text:style-name="MP5"><text:drop-down text:name=""><text:label text:value="APS Belo Horizonte Barreiro - Av. Tito Fulgêncio, 104, Barreiro - CEP: 32215-000"/><text:label text:value="APS Belo Horizonte Floresta - Rua Padre Eustáquio, 1831, 4º andar, Padre Eustáquio - CEP:30720-100"/><text:label text:value="APS Belo Horizonte Oeste - Rua Espírito Santo, 54, Centro - CEP: 30160-030"/><text:label text:value="APS Belo Horizonte Padre Eustáquio - Rua Padre Eustáquio, 1831, 2º andar, Padre Eustáquio - CEP:30720-100"/><text:label text:value="APS Belo Horizonte Santa Efigênia - R. Tupinambás, 361, Centro - CEP: 30120-070"/><text:label text:current-selected="true" text:value="APS Belo Horizonte Sul - Rua Guaicurus, 312, 2º andar Centro - CEP: 30111-060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APS Belo Horizonte Sul - Rua Guaicurus, 312, 2º andar Centro - CEP: 30111-060</text:drop-dow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creation-date>2006-08-17T15:36:21</meta:creation-date>
    <dc:date>2019-02-12T02:55:26.559000000</dc:date>
    <meta:print-date>2016-07-18T14:07:29.394000000</meta:print-date>
    <dc:language>pt-BR</dc:language>
    <meta:editing-cycles>202</meta:editing-cycles>
    <meta:editing-duration>PT13H42M30S</meta:editing-duration>
    <dc:title>Ofício a RFB sobre Mandato Eletivo</dc:title>
    <dc:creator>Douglas Rodrigues de Almeida</dc:creator>
    <dc:description>Integrante do Modelos de Documentos 2019.</dc:description>
    <meta:printed-by>Douglas Rodrigues de Almeida</meta:printed-by>
    <meta:document-statistic meta:table-count="0" meta:image-count="2" meta:object-count="0" meta:page-count="1" meta:paragraph-count="18" meta:word-count="169" meta:character-count="1050" meta:non-whitespace-character-count="903"/>
    <meta:user-defined meta:name="Versão">1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